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complex="Calibri"/>
    </style:style>
    <style:style style:name="T26" style:parent-style-name="Hyperlink" style:family="text">
      <style:text-properties style:font-name-complex="Calibri"/>
    </style:style>
    <style:style style:name="T27" style:parent-style-name="Hyperlink" style:family="text">
      <style:text-properties style:font-name-complex="Calibri"/>
    </style:style>
    <style:style style:name="TableCell28" style:family="table-cell">
      <style:table-cell-properties fo:border="0.0069in solid #000000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4" style:family="table-cell">
      <style:table-cell-properties fo:border="0.0069in solid #000000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complex="Calibri"/>
    </style:style>
    <style:style style:name="T42" style:parent-style-name="Hyperlink" style:family="text">
      <style:text-properties style:font-name-complex="Calibri"/>
    </style:style>
    <style:style style:name="T43" style:parent-style-name="Hyperlink" style:family="text">
      <style:text-properties style:font-name-complex="Calibri"/>
    </style:style>
    <style:style style:name="TableCell44" style:family="table-cell">
      <style:table-cell-properties fo:border="0.0069in solid #000000" fo:padding-top="0.0104in" fo:padding-left="0.0104in" fo:padding-bottom="0.0104in" fo:padding-right="0.0104in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59" style:family="table-cell">
      <style:table-cell-properties fo:border="0.0069in solid #000000" fo:padding-top="0.0104in" fo:padding-left="0.0104in" fo:padding-bottom="0.0104in" fo:padding-right="0.0104in"/>
    </style:style>
    <style:style style:name="P6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1" style:family="table-cell">
      <style:table-cell-properties fo:border="0.0069in solid #000000" fo:padding-top="0.0104in" fo:padding-left="0.0104in" fo:padding-bottom="0.0104in" fo:padding-right="0.0104in"/>
    </style:style>
    <style:style style:name="P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3" style:family="table-cell">
      <style:table-cell-properties fo:border="0.0069in solid #000000" fo:padding-top="0.0104in" fo:padding-left="0.0104in" fo:padding-bottom="0.0104in" fo:padding-right="0.0104in"/>
    </style:style>
    <style:style style:name="P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color="#000000"/>
    </style:style>
    <style:style style:name="T70" style:parent-style-name="Hyperlink" style:family="text">
      <style:text-properties style:font-name-asian="Times New Roman" style:font-name-complex="Calibri"/>
    </style:style>
    <style:style style:name="TableCell71" style:family="table-cell">
      <style:table-cell-properties fo:border="0.0069in solid #000000" fo:padding-top="0.0104in" fo:padding-left="0.0104in" fo:padding-bottom="0.0104in" fo:padding-right="0.0104in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3" style:family="table-cell">
      <style:table-cell-properties fo:border="0.0069in solid #000000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="0.0069in solid #000000" fo:padding-top="0.0104in" fo:padding-left="0.0104in" fo:padding-bottom="0.0104in" fo:padding-right="0.0104in"/>
    </style:style>
    <style:style style:name="P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="0.0069in solid #000000" fo:padding-top="0.0104in" fo:padding-left="0.0104in" fo:padding-bottom="0.0104in" fo:padding-right="0.0104in"/>
    </style:style>
    <style:style style:name="P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style:font-name-complex="Calibri" fo:color="#000000"/>
    </style:style>
    <style:style style:name="T84" style:parent-style-name="Hyperlink" style:family="text">
      <style:text-properties style:font-name-complex="Calibri"/>
    </style:style>
    <style:style style:name="TableCell85" style:family="table-cell">
      <style:table-cell-properties fo:border="0.0069in solid #000000" fo:padding-top="0.0104in" fo:padding-left="0.0104in" fo:padding-bottom="0.0104in" fo:padding-right="0.0104in"/>
    </style:style>
    <style:style style:name="P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7" style:family="table-cell">
      <style:table-cell-properties fo:border="0.0069in solid #000000" fo:padding-top="0.0104in" fo:padding-left="0.0104in" fo:padding-bottom="0.0104in" fo:padding-right="0.0104in"/>
    </style:style>
    <style:style style:name="P8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="0.0069in solid #000000" fo:padding-top="0.0104in" fo:padding-left="0.0104in" fo:padding-bottom="0.0104in" fo:padding-right="0.0104in"/>
    </style:style>
    <style:style style:name="P9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="0.0069in solid #000000" fo:padding-top="0.0104in" fo:padding-left="0.0104in" fo:padding-bottom="0.0104in" fo:padding-right="0.0104in"/>
    </style:style>
    <style:style style:name="P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-asian="Times New Roman" style:font-name-complex="Calibri" fo:color="#000000"/>
    </style:style>
    <style:style style:name="T98" style:parent-style-name="Hyperlink" style:family="text">
      <style:text-properties style:font-name-complex="Calibri"/>
    </style:style>
    <style:style style:name="TableCell99" style:family="table-cell">
      <style:table-cell-properties fo:border="0.0069in solid #000000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1" style:family="table-cell">
      <style:table-cell-properties fo:border="0.0069in solid #000000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3" style:family="table-cell">
      <style:table-cell-properties fo:border="0.0069in solid #000000" fo:padding-top="0.0104in" fo:padding-left="0.0104in" fo:padding-bottom="0.0104in" fo:padding-right="0.0104in"/>
    </style:style>
    <style:style style:name="P1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5" style:family="table-cell">
      <style:table-cell-properties fo:border="0.0069in solid #000000" fo:padding-top="0.0104in" fo:padding-left="0.0104in" fo:padding-bottom="0.0104in" fo:padding-right="0.0104in"/>
    </style:style>
    <style:style style:name="P1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-asian="Times New Roman" style:font-name-complex="Calibri" fo:color="#000000"/>
    </style:style>
    <style:style style:name="T112" style:parent-style-name="Hyperlink" style:family="text">
      <style:text-properties style:font-name-complex="Calibri"/>
    </style:style>
    <style:style style:name="TableCell113" style:family="table-cell">
      <style:table-cell-properties fo:border="0.0069in solid #000000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="0.0069in solid #000000" fo:padding-top="0.0104in" fo:padding-left="0.0104in" fo:padding-bottom="0.0104in" fo:padding-right="0.0104in"/>
    </style:style>
    <style:style style:name="P1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="0.0069in solid #000000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="0.0069in solid #000000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-asian="Times New Roman" style:font-name-complex="Calibri" fo:color="#000000"/>
    </style:style>
    <style:style style:name="T126" style:parent-style-name="Hyperlink" style:family="text">
      <style:text-properties style:font-name-complex="Calibri"/>
    </style:style>
    <style:style style:name="TableCell127" style:family="table-cell">
      <style:table-cell-properties fo:border="0.0069in solid #000000" fo:padding-top="0.0104in" fo:padding-left="0.0104in" fo:padding-bottom="0.0104in" fo:padding-right="0.0104in"/>
    </style:style>
    <style:style style:name="T1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0" style:family="table-cell">
      <style:table-cell-properties fo:border="0.0069in solid #000000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2" style:family="table-cell">
      <style:table-cell-properties fo:border="0.0069in solid #000000" fo:padding-top="0.0104in" fo:padding-left="0.0104in" fo:padding-bottom="0.0104in" fo:padding-right="0.0104in"/>
    </style:style>
    <style:style style:name="P1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="0.0069in solid #000000" fo:padding-top="0.0104in" fo:padding-left="0.0104in" fo:padding-bottom="0.0104in" fo:padding-right="0.0104in"/>
    </style:style>
    <style:style style:name="P1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-asian="Times New Roman" style:font-name-complex="Calibri" fo:color="#000000"/>
    </style:style>
    <style:style style:name="T151" style:parent-style-name="Hyperlink" style:family="text">
      <style:text-properties style:font-name-complex="Calibri"/>
    </style:style>
    <style:style style:name="TableCell152" style:family="table-cell">
      <style:table-cell-properties fo:border="0.0069in solid #000000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4" style:family="table-cell">
      <style:table-cell-properties fo:border="0.0069in solid #000000" fo:padding-top="0.0104in" fo:padding-left="0.0104in" fo:padding-bottom="0.0104in" fo:padding-right="0.0104in"/>
    </style:style>
    <style:style style:name="P1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="0.0069in solid #000000" fo:padding-top="0.0104in" fo:padding-left="0.0104in" fo:padding-bottom="0.0104in" fo:padding-right="0.0104in"/>
    </style:style>
    <style:style style:name="P1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="0.0069in solid #000000" fo:padding-top="0.0104in" fo:padding-left="0.0104in" fo:padding-bottom="0.0104in" fo:padding-right="0.0104in"/>
    </style:style>
    <style:style style:name="P1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-asian="Times New Roman" style:font-name-complex="Calibri" fo:color="#000000"/>
    </style:style>
    <style:style style:name="T165" style:parent-style-name="DefaultParagraphFont" style:family="text">
      <style:text-properties style:font-name-asian="Times New Roman" style:font-name-complex="Calibri" fo:color="#000000"/>
    </style:style>
    <style:style style:name="T166" style:parent-style-name="DefaultParagraphFont" style:family="text">
      <style:text-properties style:font-name-asian="Times New Roman" style:font-name-complex="Calibri"/>
    </style:style>
    <style:style style:name="TableCell167" style:family="table-cell">
      <style:table-cell-properties fo:border="0.0069in solid #000000" fo:padding-top="0.0104in" fo:padding-left="0.0104in" fo:padding-bottom="0.0104in" fo:padding-right="0.0104in"/>
    </style:style>
    <style:style style:name="P1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="0.0069in solid #000000" fo:padding-top="0.0104in" fo:padding-left="0.0104in" fo:padding-bottom="0.0104in" fo:padding-right="0.0104in"/>
    </style:style>
    <style:style style:name="P1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1" style:family="table-cell">
      <style:table-cell-properties fo:border="0.0069in solid #000000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3" style:family="table-cell">
      <style:table-cell-properties fo:border="0.0069in solid #000000" fo:padding-top="0.0104in" fo:padding-left="0.0104in" fo:padding-bottom="0.0104in" fo:padding-right="0.0104in"/>
    </style:style>
    <style:style style:name="P1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padding-top="0.0104in" fo:padding-left="0.0104in" fo:padding-bottom="0.0104in" fo:padding-right="0.0104in"/>
    </style:style>
    <style:style style:name="P1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-asian="Times New Roman" style:font-name-complex="Calibri" fo:color="#000000"/>
    </style:style>
    <style:style style:name="T180" style:parent-style-name="Hyperlink" style:family="text">
      <style:text-properties style:font-name-asian="Times New Roman" style:font-name-complex="Calibri"/>
    </style:style>
    <style:style style:name="TableCell181" style:family="table-cell">
      <style:table-cell-properties fo:border="0.0069in solid #000000" fo:padding-top="0.0104in" fo:padding-left="0.0104in" fo:padding-bottom="0.0104in" fo:padding-right="0.0104in"/>
    </style:style>
    <style:style style:name="P1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3" style:family="table-cell">
      <style:table-cell-properties fo:border="0.0069in solid #000000" fo:padding-top="0.0104in" fo:padding-left="0.0104in" fo:padding-bottom="0.0104in" fo:padding-right="0.0104in"/>
    </style:style>
    <style:style style:name="P18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5" style:family="table-cell">
      <style:table-cell-properties fo:border="0.0069in solid #000000" fo:padding-top="0.0104in" fo:padding-left="0.0104in" fo:padding-bottom="0.0104in" fo:padding-right="0.0104in"/>
    </style:style>
    <style:style style:name="P1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7" style:family="table-cell">
      <style:table-cell-properties fo:border="0.0069in solid #000000" fo:padding-top="0.0104in" fo:padding-left="0.0104in" fo:padding-bottom="0.0104in" fo:padding-right="0.0104in"/>
    </style:style>
    <style:style style:name="P18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.0104in" fo:padding-left="0.0104in" fo:padding-bottom="0.0104in" fo:padding-right="0.0104in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-asian="Times New Roman" style:font-name-complex="Calibri" fo:color="#000000"/>
    </style:style>
    <style:style style:name="T193" style:parent-style-name="DefaultParagraphFont" style:family="text">
      <style:text-properties style:font-name-asian="Times New Roman" style:font-name-complex="Calibri" fo:color="#000000"/>
    </style:style>
    <style:style style:name="T194" style:parent-style-name="DefaultParagraphFont" style:family="text">
      <style:text-properties style:font-name-asian="Times New Roman" style:font-name-complex="Calibri" fo:color="#000000"/>
    </style:style>
    <style:style style:name="T195" style:parent-style-name="Hyperlink" style:family="text">
      <style:text-properties style:font-name-asian="Times New Roman" style:font-name-complex="Calibri"/>
    </style:style>
    <style:style style:name="TableCell196" style:family="table-cell">
      <style:table-cell-properties fo:border="0.0069in solid #000000" fo:padding-top="0.0104in" fo:padding-left="0.0104in" fo:padding-bottom="0.0104in" fo:padding-right="0.0104in"/>
    </style:style>
    <style:style style:name="P19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8" style:family="table-cell">
      <style:table-cell-properties fo:border="0.0069in solid #000000" fo:padding-top="0.0104in" fo:padding-left="0.0104in" fo:padding-bottom="0.0104in" fo:padding-right="0.0104in"/>
    </style:style>
    <style:style style:name="P19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="0.0069in solid #000000" fo:padding-top="0.0104in" fo:padding-left="0.0104in" fo:padding-bottom="0.0104in" fo:padding-right="0.0104in"/>
    </style:style>
    <style:style style:name="P2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2" style:family="table-cell">
      <style:table-cell-properties fo:border="0.0069in solid #000000" fo:padding-top="0.0104in" fo:padding-left="0.0104in" fo:padding-bottom="0.0104in" fo:padding-right="0.0104in"/>
    </style:style>
    <style:style style:name="P2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padding-top="0.0104in" fo:padding-left="0.0104in" fo:padding-bottom="0.0104in" fo:padding-right="0.0104in"/>
    </style:style>
    <style:style style:name="P20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style:font-name-asian="Times New Roman" style:font-name-complex="Calibri" fo:color="#000000"/>
    </style:style>
    <style:style style:name="T209" style:parent-style-name="Hyperlink" style:family="text">
      <style:text-properties style:font-name-complex="Calibri"/>
    </style:style>
    <style:style style:name="TableCell210" style:family="table-cell">
      <style:table-cell-properties fo:border="0.0069in solid #000000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23" style:family="table-cell">
      <style:table-cell-properties fo:border="0.0069in solid #000000" fo:padding-top="0.0104in" fo:padding-left="0.0104in" fo:padding-bottom="0.0104in" fo:padding-right="0.0104in"/>
    </style:style>
    <style:style style:name="P2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5" style:family="table-cell">
      <style:table-cell-properties fo:border="0.0069in solid #000000" fo:padding-top="0.0104in" fo:padding-left="0.0104in" fo:padding-bottom="0.0104in" fo:padding-right="0.0104in"/>
    </style:style>
    <style:style style:name="P2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="0.0069in solid #000000" fo:padding-top="0.0104in" fo:padding-left="0.0104in" fo:padding-bottom="0.0104in" fo:padding-right="0.0104in"/>
    </style:style>
    <style:style style:name="P2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.0104in" fo:padding-left="0.0104in" fo:padding-bottom="0.0104in" fo:padding-right="0.0104in"/>
    </style:style>
    <style:style style:name="P2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33" style:family="table-cell">
      <style:table-cell-properties fo:border="0.0069in solid #000000" fo:padding-top="0.0104in" fo:padding-left="0.0104in" fo:padding-bottom="0.0104in" fo:padding-right="0.0104in"/>
    </style:style>
    <style:style style:name="P2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5" style:family="table-cell">
      <style:table-cell-properties fo:border="0.0069in solid #000000" fo:padding-top="0.0104in" fo:padding-left="0.0104in" fo:padding-bottom="0.0104in" fo:padding-right="0.0104in"/>
    </style:style>
    <style:style style:name="P2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="0.0069in solid #000000" fo:padding-top="0.0104in" fo:padding-left="0.0104in" fo:padding-bottom="0.0104in" fo:padding-right="0.0104in"/>
    </style:style>
    <style:style style:name="P23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9" style:family="table-cell">
      <style:table-cell-properties fo:border="0.0069in solid #000000" fo:padding-top="0.0104in" fo:padding-left="0.0104in" fo:padding-bottom="0.0104in" fo:padding-right="0.0104in"/>
    </style:style>
    <style:style style:name="P2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-asian="Times New Roman" style:font-name-complex="Calibri" fo:color="#000000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DefaultParagraphFont" style:family="text">
      <style:text-properties style:font-name-asian="Times New Roman" style:font-name-complex="Calibri" fo:color="#000000"/>
    </style:style>
    <style:style style:name="T247" style:parent-style-name="Hyperlink" style:family="text">
      <style:text-properties style:font-name-asian="Times New Roman" style:font-name-complex="Calibri"/>
    </style:style>
    <style:style style:name="TableCell248" style:family="table-cell">
      <style:table-cell-properties fo:border="0.0069in solid #000000" fo:padding-top="0.0104in" fo:padding-left="0.0104in" fo:padding-bottom="0.0104in" fo:padding-right="0.0104in"/>
    </style:style>
    <style:style style:name="P2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0" style:family="table-cell">
      <style:table-cell-properties fo:border="0.0069in solid #000000" fo:padding-top="0.0104in" fo:padding-left="0.0104in" fo:padding-bottom="0.0104in" fo:padding-right="0.0104in"/>
    </style:style>
    <style:style style:name="P2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="0.0069in solid #000000" fo:padding-top="0.0104in" fo:padding-left="0.0104in" fo:padding-bottom="0.0104in" fo:padding-right="0.0104in"/>
    </style:style>
    <style:style style:name="P25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4" style:family="table-cell">
      <style:table-cell-properties fo:border="0.0069in solid #000000" fo:padding-top="0.0104in" fo:padding-left="0.0104in" fo:padding-bottom="0.0104in" fo:padding-right="0.0104in"/>
    </style:style>
    <style:style style:name="P25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59" style:parent-style-name="DefaultParagraphFont" style:family="text">
      <style:text-properties style:font-name-asian="Times New Roman" style:font-name-complex="Calibri" fo:color="#000000"/>
    </style:style>
    <style:style style:name="T260" style:parent-style-name="Hyperlink" style:family="text">
      <style:text-properties style:font-name-complex="Calibri"/>
    </style:style>
    <style:style style:name="TableCell261" style:family="table-cell">
      <style:table-cell-properties fo:border="0.0069in solid #000000" fo:padding-top="0.0104in" fo:padding-left="0.0104in" fo:padding-bottom="0.0104in" fo:padding-right="0.0104in"/>
    </style:style>
    <style:style style:name="P2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="0.0069in solid #000000" fo:padding-top="0.0104in" fo:padding-left="0.0104in" fo:padding-bottom="0.0104in" fo:padding-right="0.0104in"/>
    </style:style>
    <style:style style:name="P2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5" style:family="table-cell">
      <style:table-cell-properties fo:border="0.0069in solid #000000" fo:padding-top="0.0104in" fo:padding-left="0.0104in" fo:padding-bottom="0.0104in" fo:padding-right="0.0104in"/>
    </style:style>
    <style:style style:name="P2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="0.0069in solid #000000" fo:padding-top="0.0104in" fo:padding-left="0.0104in" fo:padding-bottom="0.0104in" fo:padding-right="0.0104in"/>
    </style:style>
    <style:style style:name="P2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padding-top="0.0104in" fo:padding-left="0.0104in" fo:padding-bottom="0.0104in" fo:padding-right="0.0104in"/>
    </style:style>
    <style:style style:name="P2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style:font-name-asian="Times New Roman" style:font-name-complex="Calibri" fo:color="#000000"/>
    </style:style>
    <style:style style:name="T274" style:parent-style-name="Hyperlink" style:family="text">
      <style:text-properties style:font-name-complex="Calibri"/>
    </style:style>
    <style:style style:name="TableCell275" style:family="table-cell">
      <style:table-cell-properties fo:border="0.0069in solid #000000" fo:padding-top="0.0104in" fo:padding-left="0.0104in" fo:padding-bottom="0.0104in" fo:padding-right="0.0104in"/>
    </style:style>
    <style:style style:name="P2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7" style:family="table-cell">
      <style:table-cell-properties fo:border="0.0069in solid #000000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9" style:family="table-cell">
      <style:table-cell-properties fo:border="0.0069in solid #000000" fo:padding-top="0.0104in" fo:padding-left="0.0104in" fo:padding-bottom="0.0104in" fo:padding-right="0.0104in"/>
    </style:style>
    <style:style style:name="P28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1" style:family="table-cell">
      <style:table-cell-properties fo:border="0.0069in solid #000000" fo:padding-top="0.0104in" fo:padding-left="0.0104in" fo:padding-bottom="0.0104in" fo:padding-right="0.0104in"/>
    </style:style>
    <style:style style:name="P2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padding-top="0.0104in" fo:padding-left="0.0104in" fo:padding-bottom="0.0104in" fo:padding-right="0.0104in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-asian="Times New Roman" style:font-name-complex="Calibri" fo:color="#000000"/>
    </style:style>
    <style:style style:name="T287" style:parent-style-name="DefaultParagraphFont" style:family="text">
      <style:text-properties style:font-name-asian="Times New Roman" style:font-name-complex="Calibri" fo:color="#000000"/>
    </style:style>
    <style:style style:name="T288" style:parent-style-name="DefaultParagraphFont" style:family="text">
      <style:text-properties style:font-name-asian="Times New Roman" style:font-name-complex="Calibri" fo:color="#000000"/>
    </style:style>
    <style:style style:name="T289" style:parent-style-name="Hyperlink" style:family="text">
      <style:text-properties style:font-name-asian="Times New Roman" style:font-name-complex="Calibri"/>
    </style:style>
    <style:style style:name="TableCell290" style:family="table-cell">
      <style:table-cell-properties fo:border="0.0069in solid #000000" fo:padding-top="0.0104in" fo:padding-left="0.0104in" fo:padding-bottom="0.0104in" fo:padding-right="0.0104in"/>
    </style:style>
    <style:style style:name="P29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2" style:family="table-cell">
      <style:table-cell-properties fo:border="0.0069in solid #000000" fo:padding-top="0.0104in" fo:padding-left="0.0104in" fo:padding-bottom="0.0104in" fo:padding-right="0.0104in"/>
    </style:style>
    <style:style style:name="P29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4" style:family="table-cell">
      <style:table-cell-properties fo:border="0.0069in solid #000000" fo:padding-top="0.0104in" fo:padding-left="0.0104in" fo:padding-bottom="0.0104in" fo:padding-right="0.0104in"/>
    </style:style>
    <style:style style:name="P29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6" style:family="table-cell">
      <style:table-cell-properties fo:border="0.0069in solid #000000" fo:padding-top="0.0104in" fo:padding-left="0.0104in" fo:padding-bottom="0.0104in" fo:padding-right="0.0104in"/>
    </style:style>
    <style:style style:name="P29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01" style:parent-style-name="Normal" style:family="paragraph">
      <style:paragraph-properties fo:margin-bottom="0in" fo:line-height="100%"/>
    </style:style>
    <style:style style:name="T302" style:parent-style-name="DefaultParagraphFont" style:family="text">
      <style:text-properties style:font-name-asian="Times New Roman" style:font-name-complex="Calibri" fo:color="#000000"/>
    </style:style>
    <style:style style:name="T303" style:parent-style-name="Hyperlink" style:family="text">
      <style:text-properties style:font-name-complex="Calibri"/>
    </style:style>
    <style:style style:name="TableCell304" style:family="table-cell">
      <style:table-cell-properties fo:border="0.0069in solid #000000" fo:padding-top="0.0104in" fo:padding-left="0.0104in" fo:padding-bottom="0.0104in" fo:padding-right="0.0104in"/>
    </style:style>
    <style:style style:name="P30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6" style:family="table-cell">
      <style:table-cell-properties fo:border="0.0069in solid #000000" fo:padding-top="0.0104in" fo:padding-left="0.0104in" fo:padding-bottom="0.0104in" fo:padding-right="0.0104in"/>
    </style:style>
    <style:style style:name="P30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="0.0069in solid #000000" fo:padding-top="0.0104in" fo:padding-left="0.0104in" fo:padding-bottom="0.0104in" fo:padding-right="0.0104in"/>
    </style:style>
    <style:style style:name="P30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0" style:family="table-cell">
      <style:table-cell-properties fo:border="0.0069in solid #000000" fo:padding-top="0.0104in" fo:padding-left="0.0104in" fo:padding-bottom="0.0104in" fo:padding-right="0.0104in"/>
    </style:style>
    <style:style style:name="P3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fo:padding-top="0.0104in" fo:padding-left="0.0104in" fo:padding-bottom="0.0104in" fo:padding-right="0.0104in"/>
    </style:style>
    <style:style style:name="P314" style:parent-style-name="Normal" style:family="paragraph">
      <style:paragraph-properties fo:margin-bottom="0in"/>
    </style:style>
    <style:style style:name="T315" style:parent-style-name="DefaultParagraphFont" style:family="text">
      <style:text-properties style:font-name-complex="Calibri" fo:color="#000000"/>
    </style:style>
    <style:style style:name="T316" style:parent-style-name="DefaultParagraphFont" style:family="text">
      <style:text-properties style:font-name-complex="Calibri" fo:color="#000000"/>
    </style:style>
    <style:style style:name="T317" style:parent-style-name="DefaultParagraphFont" style:family="text">
      <style:text-properties style:font-name-asian="Times New Roman" style:font-name-complex="Calibri" fo:color="#000000"/>
    </style:style>
    <style:style style:name="T318" style:parent-style-name="Hyperlink" style:family="text">
      <style:text-properties style:font-name-complex="Calibri"/>
    </style:style>
    <style:style style:name="TableCell319" style:family="table-cell">
      <style:table-cell-properties fo:border="0.0069in solid #000000" fo:padding-top="0.0104in" fo:padding-left="0.0104in" fo:padding-bottom="0.0104in" fo:padding-right="0.0104in"/>
    </style:style>
    <style:style style:name="T32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33" style:family="table-cell">
      <style:table-cell-properties fo:border="0.0069in solid #000000" fo:padding-top="0.0104in" fo:padding-left="0.0104in" fo:padding-bottom="0.0104in" fo:padding-right="0.0104in"/>
    </style:style>
    <style:style style:name="P3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5" style:family="table-cell">
      <style:table-cell-properties fo:border="0.0069in solid #000000" fo:padding-top="0.0104in" fo:padding-left="0.0104in" fo:padding-bottom="0.0104in" fo:padding-right="0.0104in"/>
    </style:style>
    <style:style style:name="P3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7" style:family="table-cell">
      <style:table-cell-properties fo:border="0.0069in solid #000000" fo:padding-top="0.0104in" fo:padding-left="0.0104in" fo:padding-bottom="0.0104in" fo:padding-right="0.0104in"/>
    </style:style>
    <style:style style:name="P33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42" style:parent-style-name="Normal" style:family="paragraph">
      <style:paragraph-properties fo:margin-bottom="0in" fo:line-height="100%"/>
    </style:style>
    <style:style style:name="T343" style:parent-style-name="DefaultParagraphFont" style:family="text">
      <style:text-properties style:font-name-asian="Times New Roman" style:font-name-complex="Calibri" fo:color="#000000"/>
    </style:style>
    <style:style style:name="T344" style:parent-style-name="Hyperlink" style:family="text">
      <style:text-properties style:font-name-complex="Calibri"/>
    </style:style>
    <style:style style:name="TableCell345" style:family="table-cell">
      <style:table-cell-properties fo:border="0.0069in solid #000000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2" style:family="table-cell">
      <style:table-cell-properties fo:border="0.0069in solid #000000" fo:padding-top="0.0104in" fo:padding-left="0.0104in" fo:padding-bottom="0.0104in" fo:padding-right="0.0104in"/>
    </style:style>
    <style:style style:name="T3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4" style:family="table-cell">
      <style:table-cell-properties fo:border="0.0069in solid #000000" fo:padding-top="0.0104in" fo:padding-left="0.0104in" fo:padding-bottom="0.0104in" fo:padding-right="0.0104in"/>
    </style:style>
    <style:style style:name="P36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66" style:family="table-cell">
      <style:table-cell-properties fo:border="0.0069in solid #000000" fo:padding-top="0.0104in" fo:padding-left="0.0104in" fo:padding-bottom="0.0104in" fo:padding-right="0.0104in"/>
    </style:style>
    <style:style style:name="P36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 , 1976</text:span><text:span text:style-name="T23"><text:line-break/></text:span><text:span text:style-name="T24">PMID<text:s/></text:span><text:a xlink:href="http://pubmed.gov/786190" office:target-frame-name="_top" xlink:show="replace"><text:span text:style-name="T25">7861</text:span><text:bookmark-start text:name="_Hlt508546705"/><text:bookmark-start text:name="_Hlt508546706"/><text:bookmark-start text:name="_Hlt508546980"/><text:span text:style-name="T26">9</text:span><text:bookmark-end text:name="_Hlt508546705"/><text:bookmark-end text:name="_Hlt508546706"/><text:bookmark-end text:name="_Hlt508546980"/><text:span text:style-name="T27">0</text:span></text:a></text:p>
          </table:table-cell>
          <table:table-cell table:style-name="TableCell28">
            <text:p text:style-name="P29">172 subjects with septic shock and<text:s/>positive blood cultures<text:line-break/>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>Primary:<text:line-break/>• All cause mortality<text:line-break/>Secondary:<text:line-break/>•<text:s/></text:p>
          </table:table-cell>
        </table:table-row>
        <table:table-row table:style-name="TableRow36">
          <table:table-cell table:style-name="TableCell37">
            <text:p text:style-name="P38">Sprung, 1984</text:p>
            <text:p text:style-name="P39"><text:span text:style-name="T40">PMID<text:s/></text:span><text:a xlink:href="https://pubmed.gov/6384785" office:target-frame-name="_top" xlink:show="replace"><text:span text:style-name="T41">63</text:span><text:bookmark-start text:name="_Hlt508547129"/><text:span text:style-name="T42">8</text:span><text:bookmark-end text:name="_Hlt508547129"/><text:span text:style-name="T43">4785</text:span></text:a></text:p>
          </table:table-cell>
          <table:table-cell table:style-name="TableCell44">
            <text:p text:style-name="Normal"><text:span text:style-name="T45">59 subjects with septic shock on pressors</text:span><text:span text:style-name="T46"><text:line-break/></text:span><text:span text:style-name="T47">• Age (mean)</text:span><text:span text:style-name="T48"><text:line-break/></text:span><text:span text:style-name="T49">• Lactate (mean)</text:span><text:span text:style-name="T50"><text:line-break/></text:span><text:span text:style-name="T51">Before randomization:</text:span><text:span text:style-name="T52"><text:line-break/></text:span><text:span text:style-name="T53">•<text:s/></text:span><text:span text:style-name="T54">&gt;</text:span><text:span text:style-name="T55"><text:s/>500 ml saline</text:span><text:span text:style-name="T56"><text:line-break/></text:span><text:span text:style-name="T57">•</text:span><text:span text:style-name="T58"><text:s/>93% pressors</text:span>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Luce, 1998</text:p>
            <text:p text:style-name="P68"><text:span text:style-name="T69">PMID<text:s/></text:span><text:a xlink:href="https://pubmed.gov/3202402" office:target-frame-name="_top" xlink:show="replace"><text:span text:style-name="T70">3202402</text:span></text:a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Bollaert, 1999<text:s/></text:p>
            <text:p text:style-name="P82"><text:span text:style-name="T83">PMID<text:s/></text:span><text:a xlink:href="http://pubmed.gov/9559600" office:target-frame-name="_top" xlink:show="replace"><text:span text:style-name="T84">9559600</text:span></text:a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Briegel, 1999<text:s/></text:p>
            <text:p text:style-name="P96"><text:span text:style-name="T97">PMID<text:s/></text:span><text:a xlink:href="http://pubmed.gov/10321661" office:target-frame-name="_top" xlink:show="replace"><text:span text:style-name="T98">10321661</text:span></text:a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hawla,<text:s/>1999<text:s/></text:p>
            <text:p text:style-name="P110"><text:span text:style-name="T111">PMID NA.<text:s/></text:span><text:a xlink:href="https://journals.lww.com/ccmjournal/Citation/1999/01001/HYDROCORTISONE_REVERSES_REFRACTORY_SEPTIC_SHOCK.22.aspx" office:target-frame-name="_top" xlink:show="replace"><text:span text:style-name="T112">Link</text:span></text:a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nnane (Ger-Inf-05), 2002</text:p>
            <text:p text:style-name="P124"><text:span text:style-name="T125">PMID<text:s/></text:span><text:a xlink:href="http://pubmed.gov/12186604" office:target-frame-name="_top" xlink:show="replace"><text:span text:style-name="T126">12186604</text:span></text:a></text:p>
          </table:table-cell>
          <table:table-cell table:style-name="TableCell127">
            <text:p text:style-name="Normal"><text:span text:style-name="T128">300 subjects with<text:s/></text:span><text:span text:style-name="T129">septic shock on pressors</text:span><text:span text:style-name="T130"><text:line-break/></text:span><text:span text:style-name="T131">• Age (mean) 61</text:span><text:span text:style-name="T132"><text:line-break/></text:span><text:span text:style-name="T133">• Lactate (mean) 4.5</text:span><text:span text:style-name="T134"><text:line-break/></text:span><text:span text:style-name="T135">Before randomization:</text:span><text:span text:style-name="T136"><text:line-break/></text:span><text:soft-page-break/><text:span text:style-name="T137">• 32 ml/kg saline</text:span><text:span text:style-name="T138"><text:line-break/></text:span><text:span text:style-name="T139">• 4 hours of pressors</text:span></text:p>
          </table:table-cell>
          <table:table-cell table:style-name="TableCell140">
            <text:p text:style-name="Normal"><text:span text:style-name="T141">Hydrocortisone-plus-fludrocortisone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ext:soft-page-break/>
        <table:table-row table:style-name="TableRow146">
          <table:table-cell table:style-name="TableCell147">
            <text:p text:style-name="P148">Oppert, 2005</text:p>
            <text:p text:style-name="P149"><text:span text:style-name="T150">PMID<text:s/></text:span><text:a xlink:href="http://pubmed.gov/16276166" office:target-frame-name="_top" xlink:show="replace"><text:span text:style-name="T151">16276166</text:span></text:a>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Tandam, 2005</text:p>
            <text:p text:style-name="P163"><text:span text:style-name="T164">PMID</text:span><text:span text:style-name="T165"><text:s/></text:span><text:span text:style-name="T166">NA</text:span>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Rinaldi, 2006</text:p>
            <text:p text:style-name="P178"><text:span text:style-name="T179">PMID<text:s/></text:span><text:a xlink:href="https://pubmed.gov/16850006" office:target-frame-name="_top" xlink:show="replace"><text:span text:style-name="T180">16850006</text:span></text:a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<text:span text:style-name="T192">Cicarelli, 2007</text:span><text:span text:style-name="T193"><text:line-break/></text:span><text:span text:style-name="T194">PMID<text:s/></text:span><text:a xlink:href="https://pubmed.gov/17992396" office:target-frame-name="_top" xlink:show="replace"><text:span text:style-name="T195">17992396</text:span></text:a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Sprung (CORTICUS), 2008</text:p>
            <text:p text:style-name="P207"><text:span text:style-name="T208">PMID<text:s/></text:span><text:a xlink:href="http://pubmed.gov/18184957" office:target-frame-name="_top" xlink:show="replace"><text:span text:style-name="T209">18184957</text:span></text:a></text:p>
          </table:table-cell>
          <table:table-cell table:style-name="TableCell210">
            <text:p text:style-name="Normal"><text:span text:style-name="T211">499<text:s/></text:span><text:span text:style-name="T212">subjects with septic shock on pressors</text:span><text:span text:style-name="T213"><text:line-break/></text:span><text:span text:style-name="T214">• Age (mean) 63</text:span><text:span text:style-name="T215"><text:line-break/></text:span><text:span text:style-name="T216">• Lactate (mean) 4.0</text:span><text:span text:style-name="T217"><text:line-break/></text:span><text:span text:style-name="T218">Before randomization:</text:span><text:span text:style-name="T219"><text:line-break/></text:span><text:span text:style-name="T220">• Fluids ‘adequate’ but amount not reported</text:span><text:span text:style-name="T221"><text:line-break/></text:span><text:span text:style-name="T222">• All on pressors, duration unknown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Hu, 2009</text:p>
            <text:p text:style-name="P232">PMID NA<text:tab/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Meduri, 2009</text:span><text:span text:style-name="T245"><text:line-break/></text:span><text:span text:style-name="T246">PMID<text:s/></text:span><text:a xlink:href="https://pubmed.gov/17426195" office:target-frame-name="_top" xlink:show="replace"><text:span text:style-name="T247">17426195</text:span></text:a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Arabi, 2010</text:p>
            <text:p text:style-name="Normal"><text:span text:style-name="T259">PMID<text:s/></text:span><text:a xlink:href="http://pubmed.gov/21059778" office:target-frame-name="_top" xlink:show="replace"><text:span text:style-name="T260">21059778</text:span></text:a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Gordon, 2014</text:p>
            <text:p text:style-name="P272"><text:span text:style-name="T273">PMID<text:s/></text:span><text:a xlink:href="http://pubmed.gov/24557425" office:target-frame-name="_top" xlink:show="replace"><text:span text:style-name="T274">24557425</text:span></text:a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<text:span text:style-name="T286">Key (HYPRESS), 2016</text:span><text:span text:style-name="T287"><text:line-break/></text:span><text:span text:style-name="T288">PMID<text:s/></text:span><text:a xlink:href="https://pubmed.gov/27695824" office:target-frame-name="_top" xlink:show="replace"><text:span text:style-name="T289">27695824</text:span></text:a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ext:soft-page-break/>
        <table:table-row table:style-name="TableRow298">
          <table:table-cell table:style-name="TableCell299">
            <text:p text:style-name="P300">Lv, 2017</text:p>
            <text:p text:style-name="P301"><text:span text:style-name="T302">PMID<text:s/></text:span><text:a xlink:href="http://pubmed.gov/28615145" office:target-frame-name="_top" xlink:show="replace"><text:span text:style-name="T303">28615145</text:span></text:a>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Ventatesh (ADRENAL), 2018</text:span><text:span text:style-name="T316"><text:line-break/></text:span><text:span text:style-name="T317">PMID<text:s/></text:span><text:a xlink:href="http://pubmed.gov/29347874" office:target-frame-name="_top" xlink:show="replace"><text:span text:style-name="T318">29347874</text:span></text:a></text:p>
          </table:table-cell>
          <table:table-cell table:style-name="TableCell319">
            <text:p text:style-name="Normal"><text:span text:style-name="T320">3711 subjects with septic shock on pressors</text:span><text:span text:style-name="T321"><text:s/>enrolled<text:s/></text:span><text:span text:style-name="T322">March 2013 through April 2017,</text:span><text:span text:style-name="T323"><text:line-break/></text:span><text:span text:style-name="T324">• Age (mean) 63</text:span><text:span text:style-name="T325"><text:line-break/></text:span><text:span text:style-name="T326">• Lactate (mean) 3.9</text:span><text:span text:style-name="T327"><text:line-break/></text:span><text:span text:style-name="T328">Before randomization:</text:span><text:span text:style-name="T329"><text:line-break/></text:span><text:span text:style-name="T330">• Fluids amount not reported</text:span><text:span text:style-name="T331"><text:line-break/></text:span><text:span text:style-name="T332">• All on pressors for at least 4 hours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Annane ((APROCCHSS), 2018</text:p>
            <text:p text:style-name="P342"><text:span text:style-name="T343">PMID<text:s/></text:span><text:a xlink:href="http://pubmed.gov/29490185" office:target-frame-name="_top" xlink:show="replace"><text:span text:style-name="T344">29490185</text:span></text:a></text:p>
          </table:table-cell>
          <table:table-cell table:style-name="TableCell345">
            <text:p text:style-name="Normal"><text:span text:style-name="T346">1241 subjects with septic shock on<text:s/></text:span><text:span text:style-name="T347">pressors</text:span><text:span text:style-name="T348"><text:s/>enrolled<text:s/></text:span><text:span text:style-name="T349">September,</text:span><text:span text:style-name="T350"><text:s/>2008, and June</text:span><text:span text:style-name="T351">, 2015</text:span><text:span text:style-name="T352"><text:line-break/></text:span><text:span text:style-name="T353">• Age (mean) 66</text:span><text:span text:style-name="T354"><text:line-break/></text:span><text:span text:style-name="T355">• Lactate (mean) 4.4</text:span><text:span text:style-name="T356"><text:line-break/></text:span><text:span text:style-name="T357">Before randomization:</text:span><text:span text:style-name="T358"><text:line-break/></text:span><text:span text:style-name="T359">• Fluids given prior to steroids n 51% with mean of 1641 ml and 753 ml colloids</text:span><text:span text:style-name="T360"><text:line-break/></text:span><text:span text:style-name="T361">• All on pressors for at least 6 hours</text:span></text:p>
          </table:table-cell>
          <table:table-cell table:style-name="TableCell362">
            <text:p text:style-name="Normal"><text:span text:style-name="T363">Hydrocortisone-plus-fludrocortisone</text:span>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12T03:49:00Z</dc:date>
    <meta:template xlink:href="Normal.dotm" xlink:type="simple"/>
    <meta:editing-cycles>15</meta:editing-cycles>
    <meta:editing-duration>PT3060S</meta:editing-duration>
    <meta:document-statistic meta:page-count="3" meta:paragraph-count="5" meta:word-count="407" meta:character-count="2727" meta:row-count="19" meta:non-whitespace-character-count="2325"/>
  </office:meta>
</office:document-meta>
</file>